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ircle" table:style-name="ta1">
        <table:shapes>
          <draw:frame draw:z-index="0" draw:style-name="gr1" draw:text-style-name="P1" svg:width="6.2988in" svg:height="3.5484in" svg:x="6.4752in" svg:y="0.5185in">
            <draw:object draw:notify-on-update-of-ranges="circle.A2:circle.A79 circle.B1:circle.B1 circle.B2:circle.B7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eta-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009999999" calcext:value-type="float">
            <text:p>-0.0099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066992" calcext:value-type="float">
            <text:p>0.4066992</text:p>
          </table:table-cell>
        </table:table-row>
        <table:table-row table:style-name="ro1">
          <table:table-cell office:value-type="float" office:value="0.1125127" calcext:value-type="float">
            <text:p>0.1125127</text:p>
          </table:table-cell>
          <table:table-cell office:value-type="float" office:value="-0.180058" calcext:value-type="float">
            <text:p>-0.180058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3266928" calcext:value-type="float">
            <text:p>0.3266928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0.8599999" calcext:value-type="float">
            <text:p>-0.859999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400352" calcext:value-type="float">
            <text:p>0.4400352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3.02" calcext:value-type="float">
            <text:p>-3.0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table:number-columns-repeated="2" office:value-type="float" office:value="-0" calcext:value-type="float">
            <text:p>0</text:p>
          </table:table-cell>
          <table:table-cell office:value-type="float" office:value="-1.86" calcext:value-type="float">
            <text:p>-1.86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359.23" calcext:value-type="float">
            <text:p>359.23</text:p>
          </table:table-cell>
          <table:table-cell office:value-type="float" office:value="5.173747" calcext:value-type="float">
            <text:p>5.173747</text:p>
          </table:table-cell>
        </table:table-row>
        <table:table-row table:style-name="ro1">
          <table:table-cell office:value-type="float" office:value="0.7429004" calcext:value-type="float">
            <text:p>0.7429004</text:p>
          </table:table-cell>
          <table:table-cell office:value-type="float" office:value="0.2138519" calcext:value-type="float">
            <text:p>0.2138519</text:p>
          </table:table-cell>
          <table:table-cell office:value-type="float" office:value="2.01" calcext:value-type="float">
            <text:p>2.0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312.38" calcext:value-type="float">
            <text:p>312.38</text:p>
          </table:table-cell>
          <table:table-cell office:value-type="float" office:value="10.16081" calcext:value-type="float">
            <text:p>10.16081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13.07" calcext:value-type="float">
            <text:p>13.0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1.598313" calcext:value-type="float">
            <text:p>1.598313</text:p>
          </table:table-cell>
          <table:table-cell office:value-type="float" office:value="0.2476455" calcext:value-type="float">
            <text:p>0.2476455</text:p>
          </table:table-cell>
          <table:table-cell office:value-type="float" office:value="24.59" calcext:value-type="float">
            <text:p>24.5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06.44" calcext:value-type="float">
            <text:p>306.44</text:p>
          </table:table-cell>
          <table:table-cell office:value-type="float" office:value="11.16756" calcext:value-type="float">
            <text:p>11.16756</text:p>
          </table:table-cell>
        </table:table-row>
        <table:table-row table:style-name="ro1">
          <table:table-cell office:value-type="float" office:value="3.534165" calcext:value-type="float">
            <text:p>3.534165</text:p>
          </table:table-cell>
          <table:table-cell office:value-type="float" office:value="-0.04488316" calcext:value-type="float">
            <text:p>-0.04488316</text:p>
          </table:table-cell>
          <table:table-cell office:value-type="float" office:value="39.26" calcext:value-type="float">
            <text:p>39.26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04.19" calcext:value-type="float">
            <text:p>304.19</text:p>
          </table:table-cell>
          <table:table-cell office:value-type="float" office:value="11.08755" calcext:value-type="float">
            <text:p>11.08755</text:p>
          </table:table-cell>
        </table:table-row>
        <table:table-row table:style-name="ro1">
          <table:table-cell office:value-type="float" office:value="4.389578" calcext:value-type="float">
            <text:p>4.389578</text:p>
          </table:table-cell>
          <table:table-cell office:value-type="float" office:value="-0.0110893" calcext:value-type="float">
            <text:p>-0.0110893</text:p>
          </table:table-cell>
          <table:table-cell office:value-type="float" office:value="63.14" calcext:value-type="float">
            <text:p>63.14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311.32" calcext:value-type="float">
            <text:p>311.32</text:p>
          </table:table-cell>
          <table:table-cell office:value-type="float" office:value="11.40758" calcext:value-type="float">
            <text:p>11.40758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60.71" calcext:value-type="float">
            <text:p>60.7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257606" calcext:value-type="float">
            <text:p>6.257606</text:p>
          </table:table-cell>
          <table:table-cell office:value-type="float" office:value="-1.597818" calcext:value-type="float">
            <text:p>-1.597818</text:p>
          </table:table-cell>
          <table:table-cell office:value-type="float" office:value="58.47" calcext:value-type="float">
            <text:p>58.47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44.83" calcext:value-type="float">
            <text:p>344.83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6.820169" calcext:value-type="float">
            <text:p>6.820169</text:p>
          </table:table-cell>
          <table:table-cell office:value-type="float" office:value="-2.498107" calcext:value-type="float">
            <text:p>-2.498107</text:p>
          </table:table-cell>
          <table:table-cell office:value-type="float" office:value="53.76" calcext:value-type="float">
            <text:p>53.7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6.36" calcext:value-type="float">
            <text:p>356.36</text:p>
          </table:table-cell>
          <table:table-cell office:value-type="float" office:value="12.521" calcext:value-type="float">
            <text:p>12.521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50.16" calcext:value-type="float">
            <text:p>50.16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7.270221" calcext:value-type="float">
            <text:p>7.270221</text:p>
          </table:table-cell>
          <table:table-cell office:value-type="float" office:value="-3.21834" calcext:value-type="float">
            <text:p>-3.21834</text:p>
          </table:table-cell>
          <table:table-cell office:value-type="float" office:value="48.37" calcext:value-type="float">
            <text:p>48.37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9.48" calcext:value-type="float">
            <text:p>359.48</text:p>
          </table:table-cell>
          <table:table-cell office:value-type="float" office:value="9.407419" calcext:value-type="float">
            <text:p>9.407419</text:p>
          </table:table-cell>
        </table:table-row>
        <table:table-row table:style-name="ro1">
          <table:table-cell office:value-type="float" office:value="8.057809" calcext:value-type="float">
            <text:p>8.057809</text:p>
          </table:table-cell>
          <table:table-cell office:value-type="float" office:value="-4.478747" calcext:value-type="float">
            <text:p>-4.478747</text:p>
          </table:table-cell>
          <table:table-cell office:value-type="float" office:value="46.46" calcext:value-type="float">
            <text:p>46.4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8.2" calcext:value-type="float">
            <text:p>358.2</text:p>
          </table:table-cell>
          <table:table-cell office:value-type="float" office:value="9.914126" calcext:value-type="float">
            <text:p>9.914126</text:p>
          </table:table-cell>
        </table:table-row>
        <table:table-row table:style-name="ro1">
          <table:table-cell office:value-type="float" office:value="8.395348" calcext:value-type="float">
            <text:p>8.395348</text:p>
          </table:table-cell>
          <table:table-cell office:value-type="float" office:value="-5.01892" calcext:value-type="float">
            <text:p>-5.01892</text:p>
          </table:table-cell>
          <table:table-cell office:value-type="float" office:value="44.01" calcext:value-type="float">
            <text:p>44.01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355.81" calcext:value-type="float">
            <text:p>355.81</text:p>
          </table:table-cell>
          <table:table-cell office:value-type="float" office:value="10.21415" calcext:value-type="float">
            <text:p>10.21415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40.74" calcext:value-type="float">
            <text:p>40.74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26337" calcext:value-type="float">
            <text:p>10.26337</text:p>
          </table:table-cell>
          <table:table-cell office:value-type="float" office:value="-6.60565" calcext:value-type="float">
            <text:p>-6.60565</text:p>
          </table:table-cell>
          <table:table-cell office:value-type="float" office:value="37.62" calcext:value-type="float">
            <text:p>37.62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9.8" calcext:value-type="float">
            <text:p>349.8</text:p>
          </table:table-cell>
          <table:table-cell office:value-type="float" office:value="10.12748" calcext:value-type="float">
            <text:p>10.12748</text:p>
          </table:table-cell>
        </table:table-row>
        <table:table-row table:style-name="ro1">
          <table:table-cell office:value-type="float" office:value="10.71342" calcext:value-type="float">
            <text:p>10.71342</text:p>
          </table:table-cell>
          <table:table-cell office:value-type="float" office:value="-7.325881" calcext:value-type="float">
            <text:p>-7.325881</text:p>
          </table:table-cell>
          <table:table-cell office:value-type="float" office:value="34.19" calcext:value-type="float">
            <text:p>34.19</text:p>
          </table:table-cell>
          <table:table-cell office:value-type="float" office:value="28.92478" calcext:value-type="float">
            <text:p>28.92478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7.45" calcext:value-type="float">
            <text:p>347.45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2.28" calcext:value-type="float">
            <text:p>32.28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1.68135" calcext:value-type="float">
            <text:p>11.68135</text:p>
          </table:table-cell>
          <table:table-cell office:value-type="float" office:value="-7.472146" calcext:value-type="float">
            <text:p>-7.472146</text:p>
          </table:table-cell>
          <table:table-cell office:value-type="float" office:value="30.6" calcext:value-type="float">
            <text:p>30.6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67" calcext:value-type="float">
            <text:p>-81.96967</text:p>
          </table:table-cell>
          <table:table-cell office:value-type="float" office:value="344.92" calcext:value-type="float">
            <text:p>344.92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13.54938" calcext:value-type="float">
            <text:p>13.54938</text:p>
          </table:table-cell>
          <table:table-cell office:value-type="float" office:value="-9.058873" calcext:value-type="float">
            <text:p>-9.058873</text:p>
          </table:table-cell>
          <table:table-cell office:value-type="float" office:value="28.43" calcext:value-type="float">
            <text:p>28.43</text:p>
          </table:table-cell>
          <table:table-cell office:value-type="float" office:value="28.92481" calcext:value-type="float">
            <text:p>28.9248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9.31" calcext:value-type="float">
            <text:p>339.31</text:p>
          </table:table-cell>
          <table:table-cell office:value-type="float" office:value="9.967463" calcext:value-type="float">
            <text:p>9.967463</text:p>
          </table:table-cell>
        </table:table-row>
        <table:table-row table:style-name="ro1">
          <table:table-cell office:value-type="float" office:value="13.88692" calcext:value-type="float">
            <text:p>13.88692</text:p>
          </table:table-cell>
          <table:table-cell office:value-type="float" office:value="-9.599048" calcext:value-type="float">
            <text:p>-9.599048</text:p>
          </table:table-cell>
          <table:table-cell office:value-type="float" office:value="23.99" calcext:value-type="float">
            <text:p>23.99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337.67" calcext:value-type="float">
            <text:p>337.67</text:p>
          </table:table-cell>
          <table:table-cell office:value-type="float" office:value="9.994132" calcext:value-type="float">
            <text:p>9.994132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8.94" calcext:value-type="float">
            <text:p>18.94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5.30489" calcext:value-type="float">
            <text:p>15.30489</text:p>
          </table:table-cell>
          <table:table-cell office:value-type="float" office:value="-10.46554" calcext:value-type="float">
            <text:p>-10.46554</text:p>
          </table:table-cell>
          <table:table-cell office:value-type="float" office:value="14.81" calcext:value-type="float">
            <text:p>14.81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333.72" calcext:value-type="float">
            <text:p>333.72</text:p>
          </table:table-cell>
          <table:table-cell office:value-type="float" office:value="10.15415" calcext:value-type="float">
            <text:p>10.15415</text:p>
          </table:table-cell>
        </table:table-row>
        <table:table-row table:style-name="ro1">
          <table:table-cell office:value-type="float" office:value="16.27282" calcext:value-type="float">
            <text:p>16.27282</text:p>
          </table:table-cell>
          <table:table-cell office:value-type="float" office:value="-10.61181" calcext:value-type="float">
            <text:p>-10.61181</text:p>
          </table:table-cell>
          <table:table-cell office:value-type="float" office:value="10.57" calcext:value-type="float">
            <text:p>10.57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30.04" calcext:value-type="float">
            <text:p>330.04</text:p>
          </table:table-cell>
          <table:table-cell office:value-type="float" office:value="9.934128" calcext:value-type="float">
            <text:p>9.93412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0.31" calcext:value-type="float">
            <text:p>-0.3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7.12823" calcext:value-type="float">
            <text:p>17.12823</text:p>
          </table:table-cell>
          <table:table-cell office:value-type="float" office:value="-10.57801" calcext:value-type="float">
            <text:p>-10.57801</text:p>
          </table:table-cell>
          <table:table-cell office:value-type="float" office:value="-10.1" calcext:value-type="float">
            <text:p>-10.1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325.78" calcext:value-type="float">
            <text:p>325.78</text:p>
          </table:table-cell>
          <table:table-cell office:value-type="float" office:value="10.53418" calcext:value-type="float">
            <text:p>10.53418</text:p>
          </table:table-cell>
        </table:table-row>
        <table:table-row table:style-name="ro1">
          <table:table-cell office:value-type="float" office:value="19.28911" calcext:value-type="float">
            <text:p>19.28911</text:p>
          </table:table-cell>
          <table:table-cell office:value-type="float" office:value="-11.23066" calcext:value-type="float">
            <text:p>-11.23066</text:p>
          </table:table-cell>
          <table:table-cell office:value-type="float" office:value="-20.68" calcext:value-type="float">
            <text:p>-20.68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72" calcext:value-type="float">
            <text:p>-81.96972</text:p>
          </table:table-cell>
          <table:table-cell office:value-type="float" office:value="316.42" calcext:value-type="float">
            <text:p>316.42</text:p>
          </table:table-cell>
          <table:table-cell office:value-type="float" office:value="9.747446" calcext:value-type="float">
            <text:p>9.747446</text:p>
          </table:table-cell>
        </table:table-row>
        <table:table-row table:style-name="ro1">
          <table:table-cell office:value-type="float" office:value="20.14452" calcext:value-type="float">
            <text:p>20.14452</text:p>
          </table:table-cell>
          <table:table-cell office:value-type="float" office:value="-11.19687" calcext:value-type="float">
            <text:p>-11.19687</text:p>
          </table:table-cell>
          <table:table-cell office:value-type="float" office:value="-29.55" calcext:value-type="float">
            <text:p>-29.5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308.08" calcext:value-type="float">
            <text:p>308.08</text:p>
          </table:table-cell>
          <table:table-cell office:value-type="float" office:value="9.940795" calcext:value-type="float">
            <text:p>9.940795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2.87" calcext:value-type="float">
            <text:p>-32.87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1.74283" calcext:value-type="float">
            <text:p>21.74283</text:p>
          </table:table-cell>
          <table:table-cell office:value-type="float" office:value="-10.94922" calcext:value-type="float">
            <text:p>-10.94922</text:p>
          </table:table-cell>
          <table:table-cell office:value-type="float" office:value="-34.39" calcext:value-type="float">
            <text:p>-34.39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291.6" calcext:value-type="float">
            <text:p>291.6</text:p>
          </table:table-cell>
          <table:table-cell office:value-type="float" office:value="9.95413" calcext:value-type="float">
            <text:p>9.95413</text:p>
          </table:table-cell>
        </table:table-row>
        <table:table-row table:style-name="ro1">
          <table:table-cell office:value-type="float" office:value="23.00361" calcext:value-type="float">
            <text:p>23.00361</text:p>
          </table:table-cell>
          <table:table-cell office:value-type="float" office:value="-10.1614" calcext:value-type="float">
            <text:p>-10.1614</text:p>
          </table:table-cell>
          <table:table-cell office:value-type="float" office:value="-35.34" calcext:value-type="float">
            <text:p>-35.34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7.12" calcext:value-type="float">
            <text:p>277.12</text:p>
          </table:table-cell>
          <table:table-cell office:value-type="float" office:value="9.83412" calcext:value-type="float">
            <text:p>9.83412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41.76" calcext:value-type="float">
            <text:p>-41.76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3.634" calcext:value-type="float">
            <text:p>23.634</text:p>
          </table:table-cell>
          <table:table-cell office:value-type="float" office:value="-9.767491" calcext:value-type="float">
            <text:p>-9.767491</text:p>
          </table:table-cell>
          <table:table-cell office:value-type="float" office:value="-50.18" calcext:value-type="float">
            <text:p>-50.1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273" calcext:value-type="float">
            <text:p>273</text:p>
          </table:table-cell>
          <table:table-cell office:value-type="float" office:value="9.947463" calcext:value-type="float">
            <text:p>9.947463</text:p>
          </table:table-cell>
        </table:table-row>
        <table:table-row table:style-name="ro1">
          <table:table-cell office:value-type="float" office:value="24.89478" calcext:value-type="float">
            <text:p>24.89478</text:p>
          </table:table-cell>
          <table:table-cell office:value-type="float" office:value="-8.979668" calcext:value-type="float">
            <text:p>-8.979668</text:p>
          </table:table-cell>
          <table:table-cell office:value-type="float" office:value="-64.48" calcext:value-type="float">
            <text:p>-64.48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8" calcext:value-type="float">
            <text:p>-81.96978</text:p>
          </table:table-cell>
          <table:table-cell office:value-type="float" office:value="268.07" calcext:value-type="float">
            <text:p>268.0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25.41265" calcext:value-type="float">
            <text:p>25.41265</text:p>
          </table:table-cell>
          <table:table-cell office:value-type="float" office:value="-8.405702" calcext:value-type="float">
            <text:p>-8.405702</text:p>
          </table:table-cell>
          <table:table-cell office:value-type="float" office:value="-71.15" calcext:value-type="float">
            <text:p>-71.15</text:p>
          </table:table-cell>
          <table:table-cell office:value-type="float" office:value="28.92486" calcext:value-type="float">
            <text:p>28.92486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263.99" calcext:value-type="float">
            <text:p>263.99</text:p>
          </table:table-cell>
          <table:table-cell office:value-type="float" office:value="9.847454" calcext:value-type="float">
            <text:p>9.847454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77.87" calcext:value-type="float">
            <text:p>-77.87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6.74125" calcext:value-type="float">
            <text:p>26.74125</text:p>
          </table:table-cell>
          <table:table-cell office:value-type="float" office:value="-6.323681" calcext:value-type="float">
            <text:p>-6.323681</text:p>
          </table:table-cell>
          <table:table-cell office:value-type="float" office:value="-85.21" calcext:value-type="float">
            <text:p>-85.21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240.2" calcext:value-type="float">
            <text:p>240.2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0341" calcext:value-type="float">
            <text:p>27.0341</text:p>
          </table:table-cell>
          <table:table-cell office:value-type="float" office:value="-5.389601" calcext:value-type="float">
            <text:p>-5.389601</text:p>
          </table:table-cell>
          <table:table-cell office:value-type="float" office:value="-90.86" calcext:value-type="float">
            <text:p>-90.86</text:p>
          </table:table-cell>
          <table:table-cell office:value-type="float" office:value="28.92485" calcext:value-type="float">
            <text:p>28.92485</text:p>
          </table:table-cell>
          <table:table-cell office:value-type="float" office:value="-81.96982" calcext:value-type="float">
            <text:p>-81.96982</text:p>
          </table:table-cell>
          <table:table-cell office:value-type="float" office:value="234.16" calcext:value-type="float">
            <text:p>234.16</text:p>
          </table:table-cell>
          <table:table-cell office:value-type="float" office:value="10.40083" calcext:value-type="float">
            <text:p>10.40083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96.46" calcext:value-type="float">
            <text:p>-96.4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43946" calcext:value-type="float">
            <text:p>27.43946</text:p>
          </table:table-cell>
          <table:table-cell office:value-type="float" office:value="-4.635571" calcext:value-type="float">
            <text:p>-4.635571</text:p>
          </table:table-cell>
          <table:table-cell office:value-type="float" office:value="-104.16" calcext:value-type="float">
            <text:p>-104.16</text:p>
          </table:table-cell>
          <table:table-cell office:value-type="float" office:value="28.92484" calcext:value-type="float">
            <text:p>28.92484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29.69" calcext:value-type="float">
            <text:p>229.69</text:p>
          </table:table-cell>
          <table:table-cell office:value-type="float" office:value="9.840787" calcext:value-type="float">
            <text:p>9.840787</text:p>
          </table:table-cell>
        </table:table-row>
        <table:table-row table:style-name="ro1">
          <table:table-cell office:value-type="float" office:value="27.28226" calcext:value-type="float">
            <text:p>27.28226</text:p>
          </table:table-cell>
          <table:table-cell office:value-type="float" office:value="-2.981254" calcext:value-type="float">
            <text:p>-2.981254</text:p>
          </table:table-cell>
          <table:table-cell office:value-type="float" office:value="-112.69" calcext:value-type="float">
            <text:p>-112.69</text:p>
          </table:table-cell>
          <table:table-cell office:value-type="float" office:value="28.92483" calcext:value-type="float">
            <text:p>28.92483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215.41" calcext:value-type="float">
            <text:p>215.41</text:p>
          </table:table-cell>
          <table:table-cell office:value-type="float" office:value="10.48084" calcext:value-type="float">
            <text:p>10.48084</text:p>
          </table:table-cell>
        </table:table-row>
        <table:table-row table:style-name="ro1">
          <table:table-cell office:value-type="float" office:value="27.23757" calcext:value-type="float">
            <text:p>27.23757</text:p>
          </table:table-cell>
          <table:table-cell office:value-type="float" office:value="-1.506999" calcext:value-type="float">
            <text:p>-1.506999</text:p>
          </table:table-cell>
          <table:table-cell office:value-type="float" office:value="-120.46" calcext:value-type="float">
            <text:p>-120.46</text:p>
          </table:table-cell>
          <table:table-cell office:value-type="float" office:value="28.92482" calcext:value-type="float">
            <text:p>28.92482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207" calcext:value-type="float">
            <text:p>207</text:p>
          </table:table-cell>
          <table:table-cell office:value-type="float" office:value="9.367415" calcext:value-type="float">
            <text:p>9.367415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28.09" calcext:value-type="float">
            <text:p>-128.09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7.08037" calcext:value-type="float">
            <text:p>27.08037</text:p>
          </table:table-cell>
          <table:table-cell office:value-type="float" office:value="0.147319" calcext:value-type="float">
            <text:p>0.147319</text:p>
          </table:table-cell>
          <table:table-cell office:value-type="float" office:value="-134.95" calcext:value-type="float">
            <text:p>-134.95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91.52" calcext:value-type="float">
            <text:p>191.52</text:p>
          </table:table-cell>
          <table:table-cell office:value-type="float" office:value="10.35416" calcext:value-type="float">
            <text:p>10.35416</text:p>
          </table:table-cell>
        </table:table-row>
        <table:table-row table:style-name="ro1">
          <table:table-cell office:value-type="float" office:value="26.63032" calcext:value-type="float">
            <text:p>26.63032</text:p>
          </table:table-cell>
          <table:table-cell office:value-type="float" office:value="0.867552" calcext:value-type="float">
            <text:p>0.867552</text:p>
          </table:table-cell>
          <table:table-cell office:value-type="float" office:value="-139.68" calcext:value-type="float">
            <text:p>-139.68</text:p>
          </table:table-cell>
          <table:table-cell office:value-type="float" office:value="28.9248" calcext:value-type="float">
            <text:p>28.9248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85.67" calcext:value-type="float">
            <text:p>185.67</text:p>
          </table:table-cell>
          <table:table-cell office:value-type="float" office:value="10.74086" calcext:value-type="float">
            <text:p>10.74086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46.9" calcext:value-type="float">
            <text:p>-146.9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6.18027" calcext:value-type="float">
            <text:p>26.18027</text:p>
          </table:table-cell>
          <table:table-cell office:value-type="float" office:value="1.587782" calcext:value-type="float">
            <text:p>1.587782</text:p>
          </table:table-cell>
          <table:table-cell office:value-type="float" office:value="-156.13" calcext:value-type="float">
            <text:p>-156.13</text:p>
          </table:table-cell>
          <table:table-cell office:value-type="float" office:value="28.92479" calcext:value-type="float">
            <text:p>28.92479</text:p>
          </table:table-cell>
          <table:table-cell office:value-type="float" office:value="-81.96985" calcext:value-type="float">
            <text:p>-81.96985</text:p>
          </table:table-cell>
          <table:table-cell office:value-type="float" office:value="179.91" calcext:value-type="float">
            <text:p>179.91</text:p>
          </table:table-cell>
          <table:table-cell office:value-type="float" office:value="10.34083" calcext:value-type="float">
            <text:p>10.34083</text:p>
          </table:table-cell>
        </table:table-row>
        <table:table-row table:style-name="ro1">
          <table:table-cell office:value-type="float" office:value="24.31224" calcext:value-type="float">
            <text:p>24.31224</text:p>
          </table:table-cell>
          <table:table-cell office:value-type="float" office:value="3.174511" calcext:value-type="float">
            <text:p>3.174511</text:p>
          </table:table-cell>
          <table:table-cell office:value-type="float" office:value="-164.98" calcext:value-type="float">
            <text:p>-164.98</text:p>
          </table:table-cell>
          <table:table-cell office:value-type="float" office:value="28.92477" calcext:value-type="float">
            <text:p>28.92477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64.73" calcext:value-type="float">
            <text:p>164.73</text:p>
          </table:table-cell>
          <table:table-cell office:value-type="float" office:value="10.52751" calcext:value-type="float">
            <text:p>10.52751</text:p>
          </table:table-cell>
        </table:table-row>
        <table:table-row table:style-name="ro1">
          <table:table-cell office:value-type="float" office:value="23.9747" calcext:value-type="float">
            <text:p>23.9747</text:p>
          </table:table-cell>
          <table:table-cell office:value-type="float" office:value="3.714683" calcext:value-type="float">
            <text:p>3.714683</text:p>
          </table:table-cell>
          <table:table-cell office:value-type="float" office:value="-175.6" calcext:value-type="float">
            <text:p>-175.6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84" calcext:value-type="float">
            <text:p>-81.96984</text:p>
          </table:table-cell>
          <table:table-cell office:value-type="float" office:value="158.36" calcext:value-type="float">
            <text:p>158.36</text:p>
          </table:table-cell>
          <table:table-cell office:value-type="float" office:value="10.18081" calcext:value-type="float">
            <text:p>10.18081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75.27" calcext:value-type="float">
            <text:p>175.27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2.03885" calcext:value-type="float">
            <text:p>22.03885</text:p>
          </table:table-cell>
          <table:table-cell office:value-type="float" office:value="4.00721" calcext:value-type="float">
            <text:p>4.00721</text:p>
          </table:table-cell>
          <table:table-cell office:value-type="float" office:value="165.86" calcext:value-type="float">
            <text:p>165.86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44.38" calcext:value-type="float">
            <text:p>144.38</text:p>
          </table:table-cell>
          <table:table-cell office:value-type="float" office:value="10.4875" calcext:value-type="float">
            <text:p>10.4875</text:p>
          </table:table-cell>
        </table:table-row>
        <table:table-row table:style-name="ro1">
          <table:table-cell office:value-type="float" office:value="21.70131" calcext:value-type="float">
            <text:p>21.70131</text:p>
          </table:table-cell>
          <table:table-cell office:value-type="float" office:value="4.547385" calcext:value-type="float">
            <text:p>4.547385</text:p>
          </table:table-cell>
          <table:table-cell office:value-type="float" office:value="158.53" calcext:value-type="float">
            <text:p>158.53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83" calcext:value-type="float">
            <text:p>-81.96983</text:p>
          </table:table-cell>
          <table:table-cell office:value-type="float" office:value="137.36" calcext:value-type="float">
            <text:p>137.36</text:p>
          </table:table-cell>
          <table:table-cell office:value-type="float" office:value="10.54084" calcext:value-type="float">
            <text:p>10.54084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3.94" calcext:value-type="float">
            <text:p>153.9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9.99049" calcext:value-type="float">
            <text:p>19.99049</text:p>
          </table:table-cell>
          <table:table-cell office:value-type="float" office:value="4.479802" calcext:value-type="float">
            <text:p>4.479802</text:p>
          </table:table-cell>
          <table:table-cell office:value-type="float" office:value="154.04" calcext:value-type="float">
            <text:p>154.0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81" calcext:value-type="float">
            <text:p>-81.96981</text:p>
          </table:table-cell>
          <table:table-cell office:value-type="float" office:value="122.93" calcext:value-type="float">
            <text:p>122.93</text:p>
          </table:table-cell>
          <table:table-cell office:value-type="float" office:value="10.57418" calcext:value-type="float">
            <text:p>10.57418</text:p>
          </table:table-cell>
        </table:table-row>
        <table:table-row table:style-name="ro1">
          <table:table-cell office:value-type="float" office:value="18.50469" calcext:value-type="float">
            <text:p>18.50469</text:p>
          </table:table-cell>
          <table:table-cell office:value-type="float" office:value="4.052095" calcext:value-type="float">
            <text:p>4.052095</text:p>
          </table:table-cell>
          <table:table-cell office:value-type="float" office:value="153.05" calcext:value-type="float">
            <text:p>153.05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8" calcext:value-type="float">
            <text:p>-81.9698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17.76179" calcext:value-type="float">
            <text:p>17.76179</text:p>
          </table:table-cell>
          <table:table-cell office:value-type="float" office:value="3.838245" calcext:value-type="float">
            <text:p>3.838245</text:p>
          </table:table-cell>
          <table:table-cell office:value-type="float" office:value="153.84" calcext:value-type="float">
            <text:p>153.8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9" calcext:value-type="float">
            <text:p>-81.96979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.56084" calcext:value-type="float">
            <text:p>10.56084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4.38" calcext:value-type="float">
            <text:p>154.38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5.12772" calcext:value-type="float">
            <text:p>15.12772</text:p>
          </table:table-cell>
          <table:table-cell office:value-type="float" office:value="2.442663" calcext:value-type="float">
            <text:p>2.442663</text:p>
          </table:table-cell>
          <table:table-cell office:value-type="float" office:value="155.26" calcext:value-type="float">
            <text:p>155.26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6" calcext:value-type="float">
            <text:p>-81.96976</text:p>
          </table:table-cell>
          <table:table-cell office:value-type="float" office:value="101.05" calcext:value-type="float">
            <text:p>101.05</text:p>
          </table:table-cell>
          <table:table-cell office:value-type="float" office:value="10.91421" calcext:value-type="float">
            <text:p>10.91421</text:p>
          </table:table-cell>
        </table:table-row>
        <table:table-row table:style-name="ro1">
          <table:table-cell office:value-type="float" office:value="14.38482" calcext:value-type="float">
            <text:p>14.38482</text:p>
          </table:table-cell>
          <table:table-cell office:value-type="float" office:value="2.22881" calcext:value-type="float">
            <text:p>2.22881</text:p>
          </table:table-cell>
          <table:table-cell office:value-type="float" office:value="160.74" calcext:value-type="float">
            <text:p>160.7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5" calcext:value-type="float">
            <text:p>-81.96975</text:p>
          </table:table-cell>
          <table:table-cell office:value-type="float" office:value="99.33" calcext:value-type="float">
            <text:p>99.33</text:p>
          </table:table-cell>
          <table:table-cell office:value-type="float" office:value="11.14089" calcext:value-type="float">
            <text:p>11.14089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54" calcext:value-type="float">
            <text:p>169.54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3.75443" calcext:value-type="float">
            <text:p>13.75443</text:p>
          </table:table-cell>
          <table:table-cell office:value-type="float" office:value="1.834901" calcext:value-type="float">
            <text:p>1.834901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74" calcext:value-type="float">
            <text:p>-81.96974</text:p>
          </table:table-cell>
          <table:table-cell office:value-type="float" office:value="97.69" calcext:value-type="float">
            <text:p>97.69</text:p>
          </table:table-cell>
          <table:table-cell office:value-type="float" office:value="11.30757" calcext:value-type="float">
            <text:p>11.30757</text:p>
          </table:table-cell>
        </table:table-row>
        <table:table-row table:style-name="ro1">
          <table:table-cell office:value-type="float" office:value="12.26863" calcext:value-type="float">
            <text:p>12.26863</text:p>
          </table:table-cell>
          <table:table-cell office:value-type="float" office:value="1.407196" calcext:value-type="float">
            <text:p>1.407196</text:p>
          </table:table-cell>
          <table:table-cell office:value-type="float" office:value="168.86" calcext:value-type="float">
            <text:p>168.86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3" calcext:value-type="float">
            <text:p>-81.96973</text:p>
          </table:table-cell>
          <table:table-cell office:value-type="float" office:value="99.54" calcext:value-type="float">
            <text:p>99.54</text:p>
          </table:table-cell>
          <table:table-cell office:value-type="float" office:value="10.90754" calcext:value-type="float">
            <text:p>10.90754</text:p>
          </table:table-cell>
        </table:table-row>
        <table:table-row table:style-name="ro1">
          <table:table-cell office:value-type="float" office:value="10.15245" calcext:value-type="float">
            <text:p>10.15245</text:p>
          </table:table-cell>
          <table:table-cell office:value-type="float" office:value="0.5855843" calcext:value-type="float">
            <text:p>0.5855843</text:p>
          </table:table-cell>
          <table:table-cell office:value-type="float" office:value="169.45" calcext:value-type="float">
            <text:p>169.45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7" calcext:value-type="float">
            <text:p>-81.9697</text:p>
          </table:table-cell>
          <table:table-cell office:value-type="float" office:value="108.47" calcext:value-type="float">
            <text:p>108.47</text:p>
          </table:table-cell>
          <table:table-cell office:value-type="float" office:value="11.02755" calcext:value-type="float">
            <text:p>11.02755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173.99" calcext:value-type="float">
            <text:p>173.99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554131" calcext:value-type="float">
            <text:p>8.554131</text:p>
          </table:table-cell>
          <table:table-cell office:value-type="float" office:value="0.3379375" calcext:value-type="float">
            <text:p>0.3379375</text:p>
          </table:table-cell>
          <table:table-cell office:value-type="float" office:value="-173.21" calcext:value-type="float">
            <text:p>-173.21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79" calcext:value-type="float">
            <text:p>111.79</text:p>
          </table:table-cell>
          <table:table-cell office:value-type="float" office:value="11.22756" calcext:value-type="float">
            <text:p>11.22756</text:p>
          </table:table-cell>
        </table:table-row>
        <table:table-row table:style-name="ro1">
          <table:table-cell office:value-type="float" office:value="8.441619" calcext:value-type="float">
            <text:p>8.441619</text:p>
          </table:table-cell>
          <table:table-cell office:value-type="float" office:value="0.5179955" calcext:value-type="float">
            <text:p>0.5179955</text:p>
          </table:table-cell>
          <table:table-cell office:value-type="float" office:value="-163.88" calcext:value-type="float">
            <text:p>-163.88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9" calcext:value-type="float">
            <text:p>-81.96969</text:p>
          </table:table-cell>
          <table:table-cell office:value-type="float" office:value="111.54" calcext:value-type="float">
            <text:p>111.54</text:p>
          </table:table-cell>
          <table:table-cell office:value-type="float" office:value="7.853961" calcext:value-type="float">
            <text:p>7.853961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4.4" calcext:value-type="float">
            <text:p>-164.4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7.586206" calcext:value-type="float">
            <text:p>7.586206</text:p>
          </table:table-cell>
          <table:table-cell office:value-type="float" office:value="0.4842028" calcext:value-type="float">
            <text:p>0.4842028</text:p>
          </table:table-cell>
          <table:table-cell office:value-type="float" office:value="-165.59" calcext:value-type="float">
            <text:p>-165.59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8" calcext:value-type="float">
            <text:p>-81.96968</text:p>
          </table:table-cell>
          <table:table-cell office:value-type="float" office:value="114.32" calcext:value-type="float">
            <text:p>114.32</text:p>
          </table:table-cell>
          <table:table-cell office:value-type="float" office:value="10.05414" calcext:value-type="float">
            <text:p>10.05414</text:p>
          </table:table-cell>
        </table:table-row>
        <table:table-row table:style-name="ro1">
          <table:table-cell office:value-type="float" office:value="4.907454" calcext:value-type="float">
            <text:p>4.907454</text:p>
          </table:table-cell>
          <table:table-cell office:value-type="float" office:value="0.5628785" calcext:value-type="float">
            <text:p>0.5628785</text:p>
          </table:table-cell>
          <table:table-cell office:value-type="float" office:value="-166.78" calcext:value-type="float">
            <text:p>-166.78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4.47" calcext:value-type="float">
            <text:p>134.47</text:p>
          </table:table-cell>
          <table:table-cell office:value-type="float" office:value="10.32083" calcext:value-type="float">
            <text:p>10.32083</text:p>
          </table:table-cell>
        </table:table-row>
        <table:table-row table:style-name="ro1">
          <table:table-cell office:value-type="float" office:value="4.569915" calcext:value-type="float">
            <text:p>4.569915</text:p>
          </table:table-cell>
          <table:table-cell office:value-type="float" office:value="1.103053" calcext:value-type="float">
            <text:p>1.103053</text:p>
          </table:table-cell>
          <table:table-cell office:value-type="float" office:value="-167.45" calcext:value-type="float">
            <text:p>-167.45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136.77" calcext:value-type="float">
            <text:p>136.77</text:p>
          </table:table-cell>
          <table:table-cell office:value-type="float" office:value="10.54751" calcext:value-type="float">
            <text:p>10.54751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8.53" calcext:value-type="float">
            <text:p>-168.5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2.634063" calcext:value-type="float">
            <text:p>2.634063</text:p>
          </table:table-cell>
          <table:table-cell office:value-type="float" office:value="1.395581" calcext:value-type="float">
            <text:p>1.395581</text:p>
          </table:table-cell>
          <table:table-cell office:value-type="float" office:value="-169.11" calcext:value-type="float">
            <text:p>-169.11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82" calcext:value-type="float">
            <text:p>136.82</text:p>
          </table:table-cell>
          <table:table-cell office:value-type="float" office:value="10.0608" calcext:value-type="float">
            <text:p>10.0608</text:p>
          </table:table-cell>
        </table:table-row>
        <table:table-row table:style-name="ro1">
          <table:table-cell office:value-type="float" office:value="1.77865" calcext:value-type="float">
            <text:p>1.77865</text:p>
          </table:table-cell>
          <table:table-cell office:value-type="float" office:value="1.361788" calcext:value-type="float">
            <text:p>1.361788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7.26" calcext:value-type="float">
            <text:p>137.26</text:p>
          </table:table-cell>
          <table:table-cell office:value-type="float" office:value="9.80745" calcext:value-type="float">
            <text:p>9.80745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9" calcext:value-type="float">
            <text:p>-169.09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  <table:table-row table:style-name="ro1">
          <table:table-cell office:value-type="float" office:value="0.8107242" calcext:value-type="float">
            <text:p>0.8107242</text:p>
          </table:table-cell>
          <table:table-cell office:value-type="float" office:value="1.508052" calcext:value-type="float">
            <text:p>1.508052</text:p>
          </table:table-cell>
          <table:table-cell office:value-type="float" office:value="-169.06" calcext:value-type="float">
            <text:p>-169.06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160173" calcext:value-type="float">
            <text:p>2.160173</text:p>
          </table:table-cell>
        </table:table-row>
      </table:table>
      <table:table table:name="Driveway" table:style-name="ta1">
        <table:shapes>
          <draw:frame draw:z-index="0" draw:style-name="gr1" draw:text-style-name="P1" svg:width="6.2992in" svg:height="3.548in" svg:x="6.452in" svg:y="0.1335in">
            <draw:object draw:notify-on-update-of-ranges="Driveway.A2:Driveway.A66 Driveway.B1:Driveway.B1 Driveway.B2:Driveway.B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riveway</text:p>
          </table:table-cell>
          <table:table-cell office:value-type="string" calcext:value-type="string">
            <text:p>Theta-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4.780382" calcext:value-type="float">
            <text:p>4.780382</text:p>
          </table:table-cell>
        </table:table-row>
        <table:table-row table:style-name="ro1">
          <table:table-cell table:number-columns-repeated="3" office:value-type="float" office:value="-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0.9800785" calcext:value-type="float">
            <text:p>0.9800785</text:p>
          </table:table-cell>
        </table:table-row>
        <table:table-row table:style-name="ro1">
          <table:table-cell office:value-type="float" office:value="-0.1125127" calcext:value-type="float">
            <text:p>-0.1125127</text:p>
          </table:table-cell>
          <table:table-cell office:value-type="float" office:value="0.1800581" calcext:value-type="float">
            <text:p>0.1800581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1.580127" calcext:value-type="float">
            <text:p>1.580127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1.580127" calcext:value-type="float">
            <text:p>1.580127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2.393525" calcext:value-type="float">
            <text:p>2.393525</text:p>
          </table:table-cell>
        </table:table-row>
        <table:table-row table:style-name="ro1">
          <table:table-cell office:value-type="float" office:value="1.03575" calcext:value-type="float">
            <text:p>1.03575</text:p>
          </table:table-cell>
          <table:table-cell office:value-type="float" office:value="1.147935" calcext:value-type="float">
            <text:p>1.147935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2.393525" calcext:value-type="float">
            <text:p>2.393525</text:p>
          </table:table-cell>
        </table:table-row>
        <table:table-row table:style-name="ro1">
          <table:table-cell office:value-type="float" office:value="0.923237" calcext:value-type="float">
            <text:p>0.923237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0.9734112" calcext:value-type="float">
            <text:p>0.9734112</text:p>
          </table:table-cell>
        </table:table-row>
        <table:table-row table:style-name="ro1">
          <table:table-cell office:value-type="float" office:value="0.923237" calcext:value-type="float">
            <text:p>0.923237</text:p>
          </table:table-cell>
          <table:table-cell office:value-type="float" office:value="1.327994" calcext:value-type="float">
            <text:p>1.327994</text:p>
          </table:table-cell>
          <table:table-cell office:value-type="float" office:value="0" calcext:value-type="float">
            <text:p>0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0" calcext:value-type="float">
            <text:p>0</text:p>
          </table:table-cell>
          <table:table-cell office:value-type="float" office:value="0.9734112" calcext:value-type="float">
            <text:p>0.9734112</text:p>
          </table:table-cell>
        </table:table-row>
        <table:table-row table:style-name="ro1">
          <table:table-cell office:value-type="float" office:value="1.441113" calcext:value-type="float">
            <text:p>1.441113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3400272" calcext:value-type="float">
            <text:p>0.3400272</text:p>
          </table:table-cell>
        </table:table-row>
        <table:table-row table:style-name="ro1">
          <table:table-cell office:value-type="float" office:value="1.441113" calcext:value-type="float">
            <text:p>1.441113</text:p>
          </table:table-cell>
          <table:table-cell office:value-type="float" office:value="1.901961" calcext:value-type="float">
            <text:p>1.90196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1" calcext:value-type="float">
            <text:p>-81.96961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7133904" calcext:value-type="float">
            <text:p>0.7133904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7133904" calcext:value-type="float">
            <text:p>0.7133904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2.0715" calcext:value-type="float">
            <text:p>2.0715</text:p>
          </table:table-cell>
          <table:table-cell office:value-type="float" office:value="2.295871" calcext:value-type="float">
            <text:p>2.295871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958988" calcext:value-type="float">
            <text:p>1.958988</text:p>
          </table:table-cell>
          <table:table-cell office:value-type="float" office:value="2.475929" calcext:value-type="float">
            <text:p>2.475929</text:p>
          </table:table-cell>
          <table:table-cell office:value-type="float" office:value="0" calcext:value-type="float">
            <text:p>0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958988" calcext:value-type="float">
            <text:p>1.958988</text:p>
          </table:table-cell>
          <table:table-cell office:value-type="float" office:value="2.475929" calcext:value-type="float">
            <text:p>2.475929</text:p>
          </table:table-cell>
          <table:table-cell office:value-type="float" office:value="0.07" calcext:value-type="float">
            <text:p>0.0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6067152" calcext:value-type="float">
            <text:p>0.6067152</text:p>
          </table:table-cell>
        </table:table-row>
        <table:table-row table:style-name="ro1">
          <table:table-cell office:value-type="float" office:value="1.733961" calcext:value-type="float">
            <text:p>1.733961</text:p>
          </table:table-cell>
          <table:table-cell office:value-type="float" office:value="2.836045" calcext:value-type="float">
            <text:p>2.836045</text:p>
          </table:table-cell>
          <table:table-cell office:value-type="float" office:value="3.98" calcext:value-type="float">
            <text:p>3.98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2.251837" calcext:value-type="float">
            <text:p>2.251837</text:p>
          </table:table-cell>
          <table:table-cell office:value-type="float" office:value="3.410013" calcext:value-type="float">
            <text:p>3.410013</text:p>
          </table:table-cell>
          <table:table-cell office:value-type="float" office:value="23.63" calcext:value-type="float">
            <text:p>23.6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0" calcext:value-type="float">
            <text:p>0</text:p>
          </table:table-cell>
          <table:table-cell office:value-type="float" office:value="2.040163" calcext:value-type="float">
            <text:p>2.040163</text:p>
          </table:table-cell>
        </table:table-row>
        <table:table-row table:style-name="ro1">
          <table:table-cell office:value-type="float" office:value="2.701887" calcext:value-type="float">
            <text:p>2.701887</text:p>
          </table:table-cell>
          <table:table-cell office:value-type="float" office:value="2.689781" calcext:value-type="float">
            <text:p>2.689781</text:p>
          </table:table-cell>
          <table:table-cell office:value-type="float" office:value="31.02" calcext:value-type="float">
            <text:p>31.0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6" calcext:value-type="float">
            <text:p>337.6</text:p>
          </table:table-cell>
          <table:table-cell office:value-type="float" office:value="7.160573" calcext:value-type="float">
            <text:p>7.160573</text:p>
          </table:table-cell>
        </table:table-row>
        <table:table-row table:style-name="ro1">
          <table:table-cell office:value-type="float" office:value="4.232376" calcext:value-type="float">
            <text:p>4.232376</text:p>
          </table:table-cell>
          <table:table-cell office:value-type="float" office:value="1.643226" calcext:value-type="float">
            <text:p>1.643226</text:p>
          </table:table-cell>
          <table:table-cell office:value-type="float" office:value="30.26" calcext:value-type="float">
            <text:p>30.26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36.85" calcext:value-type="float">
            <text:p>336.85</text:p>
          </table:table-cell>
          <table:table-cell office:value-type="float" office:value="10.8742" calcext:value-type="float">
            <text:p>10.8742</text:p>
          </table:table-cell>
        </table:table-row>
        <table:table-row table:style-name="ro1">
          <table:table-cell office:value-type="float" office:value="4.232376" calcext:value-type="float">
            <text:p>4.232376</text:p>
          </table:table-cell>
          <table:table-cell office:value-type="float" office:value="1.643226" calcext:value-type="float">
            <text:p>1.643226</text:p>
          </table:table-cell>
          <table:table-cell office:value-type="float" office:value="29.29" calcext:value-type="float">
            <text:p>29.29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36.85" calcext:value-type="float">
            <text:p>336.85</text:p>
          </table:table-cell>
          <table:table-cell office:value-type="float" office:value="10.8742" calcext:value-type="float">
            <text:p>10.8742</text:p>
          </table:table-cell>
        </table:table-row>
        <table:table-row table:style-name="ro1">
          <table:table-cell office:value-type="float" office:value="4.277065" calcext:value-type="float">
            <text:p>4.277065</text:p>
          </table:table-cell>
          <table:table-cell office:value-type="float" office:value="0.1689687" calcext:value-type="float">
            <text:p>0.1689687</text:p>
          </table:table-cell>
          <table:table-cell office:value-type="float" office:value="28.5" calcext:value-type="float">
            <text:p>28.5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5" calcext:value-type="float">
            <text:p>337.25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4.277065" calcext:value-type="float">
            <text:p>4.277065</text:p>
          </table:table-cell>
          <table:table-cell office:value-type="float" office:value="0.1689687" calcext:value-type="float">
            <text:p>0.1689687</text:p>
          </table:table-cell>
          <table:table-cell office:value-type="float" office:value="27.76" calcext:value-type="float">
            <text:p>27.76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5" calcext:value-type="float">
            <text:p>337.25</text:p>
          </table:table-cell>
          <table:table-cell office:value-type="float" office:value="10.01413" calcext:value-type="float">
            <text:p>10.01413</text:p>
          </table:table-cell>
        </table:table-row>
        <table:table-row table:style-name="ro1">
          <table:table-cell office:value-type="float" office:value="4.727116" calcext:value-type="float">
            <text:p>4.727116</text:p>
          </table:table-cell>
          <table:table-cell office:value-type="float" office:value="-0.5512634" calcext:value-type="float">
            <text:p>-0.5512634</text:p>
          </table:table-cell>
          <table:table-cell office:value-type="float" office:value="27.77" calcext:value-type="float">
            <text:p>27.77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8.39" calcext:value-type="float">
            <text:p>338.39</text:p>
          </table:table-cell>
          <table:table-cell office:value-type="float" office:value="10.86754" calcext:value-type="float">
            <text:p>10.86754</text:p>
          </table:table-cell>
        </table:table-row>
        <table:table-row table:style-name="ro1">
          <table:table-cell office:value-type="float" office:value="5.73973" calcext:value-type="float">
            <text:p>5.73973</text:p>
          </table:table-cell>
          <table:table-cell office:value-type="float" office:value="-2.171786" calcext:value-type="float">
            <text:p>-2.171786</text:p>
          </table:table-cell>
          <table:table-cell office:value-type="float" office:value="-20.24" calcext:value-type="float">
            <text:p>-20.24</text:p>
          </table:table-cell>
          <table:table-cell office:value-type="float" office:value="28.92474" calcext:value-type="float">
            <text:p>28.92474</text:p>
          </table:table-cell>
          <table:table-cell office:value-type="float" office:value="-81.96963" calcext:value-type="float">
            <text:p>-81.96963</text:p>
          </table:table-cell>
          <table:table-cell office:value-type="float" office:value="337.2" calcext:value-type="float">
            <text:p>337.2</text:p>
          </table:table-cell>
          <table:table-cell office:value-type="float" office:value="11.40758" calcext:value-type="float">
            <text:p>11.40758</text:p>
          </table:table-cell>
        </table:table-row>
        <table:table-row table:style-name="ro1">
          <table:table-cell office:value-type="float" office:value="7.720271" calcext:value-type="float">
            <text:p>7.720271</text:p>
          </table:table-cell>
          <table:table-cell office:value-type="float" office:value="-3.938572" calcext:value-type="float">
            <text:p>-3.938572</text:p>
          </table:table-cell>
          <table:table-cell office:value-type="float" office:value="-70.71" calcext:value-type="float">
            <text:p>-70.71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320.34" calcext:value-type="float">
            <text:p>320.34</text:p>
          </table:table-cell>
          <table:table-cell office:value-type="float" office:value="10.45417" calcext:value-type="float">
            <text:p>10.45417</text:p>
          </table:table-cell>
        </table:table-row>
        <table:table-row table:style-name="ro1">
          <table:table-cell office:value-type="float" office:value="8.350657" calcext:value-type="float">
            <text:p>8.350657</text:p>
          </table:table-cell>
          <table:table-cell office:value-type="float" office:value="-3.544664" calcext:value-type="float">
            <text:p>-3.544664</text:p>
          </table:table-cell>
          <table:table-cell office:value-type="float" office:value="-91.5" calcext:value-type="float">
            <text:p>-91.5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299.87" calcext:value-type="float">
            <text:p>299.87</text:p>
          </table:table-cell>
          <table:table-cell office:value-type="float" office:value="9.640771" calcext:value-type="float">
            <text:p>9.640771</text:p>
          </table:table-cell>
        </table:table-row>
        <table:table-row table:style-name="ro1">
          <table:table-cell office:value-type="float" office:value="8.350657" calcext:value-type="float">
            <text:p>8.350657</text:p>
          </table:table-cell>
          <table:table-cell office:value-type="float" office:value="-3.544664" calcext:value-type="float">
            <text:p>-3.544664</text:p>
          </table:table-cell>
          <table:table-cell office:value-type="float" office:value="-92.37" calcext:value-type="float">
            <text:p>-92.37</text:p>
          </table:table-cell>
          <table:table-cell office:value-type="float" office:value="28.92476" calcext:value-type="float">
            <text:p>28.92476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299.87" calcext:value-type="float">
            <text:p>299.87</text:p>
          </table:table-cell>
          <table:table-cell office:value-type="float" office:value="9.640771" calcext:value-type="float">
            <text:p>9.640771</text:p>
          </table:table-cell>
        </table:table-row>
        <table:table-row table:style-name="ro1">
          <table:table-cell office:value-type="float" office:value="8.643507" calcext:value-type="float">
            <text:p>8.643507</text:p>
          </table:table-cell>
          <table:table-cell office:value-type="float" office:value="-2.610579" calcext:value-type="float">
            <text:p>-2.610579</text:p>
          </table:table-cell>
          <table:table-cell office:value-type="float" office:value="-92.99" calcext:value-type="float">
            <text:p>-92.99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46.67" calcext:value-type="float">
            <text:p>246.67</text:p>
          </table:table-cell>
          <table:table-cell office:value-type="float" office:value="8.7607" calcext:value-type="float">
            <text:p>8.7607</text:p>
          </table:table-cell>
        </table:table-row>
        <table:table-row table:style-name="ro1">
          <table:table-cell office:value-type="float" office:value="8.643507" calcext:value-type="float">
            <text:p>8.643507</text:p>
          </table:table-cell>
          <table:table-cell office:value-type="float" office:value="-2.610579" calcext:value-type="float">
            <text:p>-2.610579</text:p>
          </table:table-cell>
          <table:table-cell office:value-type="float" office:value="-111.7" calcext:value-type="float">
            <text:p>-111.7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46.67" calcext:value-type="float">
            <text:p>246.67</text:p>
          </table:table-cell>
          <table:table-cell office:value-type="float" office:value="8.7607" calcext:value-type="float">
            <text:p>8.7607</text:p>
          </table:table-cell>
        </table:table-row>
        <table:table-row table:style-name="ro1">
          <table:table-cell office:value-type="float" office:value="8.193456" calcext:value-type="float">
            <text:p>8.193456</text:p>
          </table:table-cell>
          <table:table-cell office:value-type="float" office:value="-1.890346" calcext:value-type="float">
            <text:p>-1.890346</text:p>
          </table:table-cell>
          <table:table-cell office:value-type="float" office:value="-156.51" calcext:value-type="float">
            <text:p>-156.51</text:p>
          </table:table-cell>
          <table:table-cell office:value-type="float" office:value="28.92475" calcext:value-type="float">
            <text:p>28.92475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228.86" calcext:value-type="float">
            <text:p>228.86</text:p>
          </table:table-cell>
          <table:table-cell office:value-type="float" office:value="9.400752" calcext:value-type="float">
            <text:p>9.400752</text:p>
          </table:table-cell>
        </table:table-row>
        <table:table-row table:style-name="ro1">
          <table:table-cell office:value-type="float" office:value="7.698718" calcext:value-type="float">
            <text:p>7.698718</text:p>
          </table:table-cell>
          <table:table-cell office:value-type="float" office:value="0.3041437" calcext:value-type="float">
            <text:p>0.3041437</text:p>
          </table:table-cell>
          <table:table-cell office:value-type="float" office:value="160.51" calcext:value-type="float">
            <text:p>160.51</text:p>
          </table:table-cell>
          <table:table-cell office:value-type="float" office:value="28.92473" calcext:value-type="float">
            <text:p>28.92473</text:p>
          </table:table-cell>
          <table:table-cell office:value-type="float" office:value="-81.96966" calcext:value-type="float">
            <text:p>-81.96966</text:p>
          </table:table-cell>
          <table:table-cell office:value-type="float" office:value="213.34" calcext:value-type="float">
            <text:p>213.34</text:p>
          </table:table-cell>
          <table:table-cell office:value-type="float" office:value="9.120729" calcext:value-type="float">
            <text:p>9.120729</text:p>
          </table:table-cell>
        </table:table-row>
        <table:table-row table:style-name="ro1">
          <table:table-cell office:value-type="float" office:value="6.393253" calcext:value-type="float">
            <text:p>6.393253</text:p>
          </table:table-cell>
          <table:table-cell office:value-type="float" office:value="0.9905819" calcext:value-type="float">
            <text:p>0.9905819</text:p>
          </table:table-cell>
          <table:table-cell office:value-type="float" office:value="161.96" calcext:value-type="float">
            <text:p>161.96</text:p>
          </table:table-cell>
          <table:table-cell office:value-type="float" office:value="28.92472" calcext:value-type="float">
            <text:p>28.92472</text:p>
          </table:table-cell>
          <table:table-cell office:value-type="float" office:value="-81.96965" calcext:value-type="float">
            <text:p>-81.96965</text:p>
          </table:table-cell>
          <table:table-cell office:value-type="float" office:value="162.34" calcext:value-type="float">
            <text:p>162.34</text:p>
          </table:table-cell>
          <table:table-cell office:value-type="float" office:value="8.754033" calcext:value-type="float">
            <text:p>8.754033</text:p>
          </table:table-cell>
        </table:table-row>
        <table:table-row table:style-name="ro1">
          <table:table-cell office:value-type="float" office:value="5.53784" calcext:value-type="float">
            <text:p>5.53784</text:p>
          </table:table-cell>
          <table:table-cell office:value-type="float" office:value="0.9567874" calcext:value-type="float">
            <text:p>0.9567874</text:p>
          </table:table-cell>
          <table:table-cell office:value-type="float" office:value="167.79" calcext:value-type="float">
            <text:p>167.79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5" calcext:value-type="float">
            <text:p>136.5</text:p>
          </table:table-cell>
          <table:table-cell office:value-type="float" office:value="8.600687" calcext:value-type="float">
            <text:p>8.600687</text:p>
          </table:table-cell>
        </table:table-row>
        <table:table-row table:style-name="ro1">
          <table:table-cell office:value-type="float" office:value="5.53784" calcext:value-type="float">
            <text:p>5.53784</text:p>
          </table:table-cell>
          <table:table-cell office:value-type="float" office:value="0.9567874" calcext:value-type="float">
            <text:p>0.9567874</text:p>
          </table:table-cell>
          <table:table-cell office:value-type="float" office:value="168.32" calcext:value-type="float">
            <text:p>168.32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36.5" calcext:value-type="float">
            <text:p>136.5</text:p>
          </table:table-cell>
          <table:table-cell office:value-type="float" office:value="8.600687" calcext:value-type="float">
            <text:p>8.600687</text:p>
          </table:table-cell>
        </table:table-row>
        <table:table-row table:style-name="ro1">
          <table:table-cell office:value-type="float" office:value="4.682427" calcext:value-type="float">
            <text:p>4.682427</text:p>
          </table:table-cell>
          <table:table-cell office:value-type="float" office:value="0.9229948" calcext:value-type="float">
            <text:p>0.9229948</text:p>
          </table:table-cell>
          <table:table-cell office:value-type="float" office:value="168.65" calcext:value-type="float">
            <text:p>168.65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18.9" calcext:value-type="float">
            <text:p>118.9</text:p>
          </table:table-cell>
          <table:table-cell office:value-type="float" office:value="9.247406" calcext:value-type="float">
            <text:p>9.247406</text:p>
          </table:table-cell>
        </table:table-row>
        <table:table-row table:style-name="ro1">
          <table:table-cell office:value-type="float" office:value="4.682427" calcext:value-type="float">
            <text:p>4.682427</text:p>
          </table:table-cell>
          <table:table-cell office:value-type="float" office:value="0.9229948" calcext:value-type="float">
            <text:p>0.9229948</text:p>
          </table:table-cell>
          <table:table-cell office:value-type="float" office:value="169.1" calcext:value-type="float">
            <text:p>169.1</text:p>
          </table:table-cell>
          <table:table-cell office:value-type="float" office:value="28.92471" calcext:value-type="float">
            <text:p>28.92471</text:p>
          </table:table-cell>
          <table:table-cell office:value-type="float" office:value="-81.96964" calcext:value-type="float">
            <text:p>-81.96964</text:p>
          </table:table-cell>
          <table:table-cell office:value-type="float" office:value="118.9" calcext:value-type="float">
            <text:p>118.9</text:p>
          </table:table-cell>
          <table:table-cell office:value-type="float" office:value="9.247406" calcext:value-type="float">
            <text:p>9.247406</text:p>
          </table:table-cell>
        </table:table-row>
        <table:table-row table:style-name="ro1">
          <table:table-cell office:value-type="float" office:value="3.196626" calcext:value-type="float">
            <text:p>3.196626</text:p>
          </table:table-cell>
          <table:table-cell office:value-type="float" office:value="0.4952909" calcext:value-type="float">
            <text:p>0.4952909</text:p>
          </table:table-cell>
          <table:table-cell office:value-type="float" office:value="169.83" calcext:value-type="float">
            <text:p>169.83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2" calcext:value-type="float">
            <text:p>-81.96962</text:p>
          </table:table-cell>
          <table:table-cell office:value-type="float" office:value="113.81" calcext:value-type="float">
            <text:p>113.81</text:p>
          </table:table-cell>
          <table:table-cell office:value-type="float" office:value="9.674108" calcext:value-type="float">
            <text:p>9.674108</text:p>
          </table:table-cell>
        </table:table-row>
        <table:table-row table:style-name="ro1">
          <table:table-cell office:value-type="float" office:value="1.485801" calcext:value-type="float">
            <text:p>1.485801</text:p>
          </table:table-cell>
          <table:table-cell office:value-type="float" office:value="0.4277033" calcext:value-type="float">
            <text:p>0.4277033</text:p>
          </table:table-cell>
          <table:table-cell office:value-type="float" office:value="170.55" calcext:value-type="float">
            <text:p>170.55</text:p>
          </table:table-cell>
          <table:table-cell office:value-type="float" office:value="28.9247" calcext:value-type="float">
            <text:p>28.9247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112.86" calcext:value-type="float">
            <text:p>112.86</text:p>
          </table:table-cell>
          <table:table-cell office:value-type="float" office:value="9.820786" calcext:value-type="float">
            <text:p>9.820786</text:p>
          </table:table-cell>
        </table:table-row>
        <table:table-row table:style-name="ro1">
          <table:table-cell office:value-type="float" office:value="0.517875" calcext:value-type="float">
            <text:p>0.517875</text:p>
          </table:table-cell>
          <table:table-cell office:value-type="float" office:value="0.5739677" calcext:value-type="float">
            <text:p>0.5739677</text:p>
          </table:table-cell>
          <table:table-cell office:value-type="float" office:value="170.96" calcext:value-type="float">
            <text:p>170.96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6" calcext:value-type="float">
            <text:p>-81.9696</text:p>
          </table:table-cell>
          <table:table-cell office:value-type="float" office:value="117.23" calcext:value-type="float">
            <text:p>117.23</text:p>
          </table:table-cell>
          <table:table-cell office:value-type="float" office:value="10.20748" calcext:value-type="float">
            <text:p>10.20748</text:p>
          </table:table-cell>
        </table:table-row>
        <table:table-row table:style-name="ro1">
          <table:table-cell office:value-type="float" office:value="-0.3375381" calcext:value-type="float">
            <text:p>-0.3375381</text:p>
          </table:table-cell>
          <table:table-cell office:value-type="float" office:value="0.5401742" calcext:value-type="float">
            <text:p>0.5401742</text:p>
          </table:table-cell>
          <table:table-cell office:value-type="float" office:value="169.98" calcext:value-type="float">
            <text:p>169.98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119.79" calcext:value-type="float">
            <text:p>119.79</text:p>
          </table:table-cell>
          <table:table-cell office:value-type="float" office:value="7.440595" calcext:value-type="float">
            <text:p>7.440595</text:p>
          </table:table-cell>
        </table:table-row>
        <table:table-row table:style-name="ro1">
          <table:table-cell office:value-type="float" office:value="-0.3375381" calcext:value-type="float">
            <text:p>-0.3375381</text:p>
          </table:table-cell>
          <table:table-cell office:value-type="float" office:value="0.5401742" calcext:value-type="float">
            <text:p>0.5401742</text:p>
          </table:table-cell>
          <table:table-cell office:value-type="float" office:value="169.97" calcext:value-type="float">
            <text:p>169.97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9" calcext:value-type="float">
            <text:p>-81.96959</text:p>
          </table:table-cell>
          <table:table-cell office:value-type="float" office:value="119.79" calcext:value-type="float">
            <text:p>119.79</text:p>
          </table:table-cell>
          <table:table-cell office:value-type="float" office:value="7.440595" calcext:value-type="float">
            <text:p>7.440595</text:p>
          </table:table-cell>
        </table:table-row>
        <table:table-row table:style-name="ro1">
          <table:table-cell office:value-type="float" office:value="-1.192951" calcext:value-type="float">
            <text:p>-1.192951</text:p>
          </table:table-cell>
          <table:table-cell office:value-type="float" office:value="0.5063805" calcext:value-type="float">
            <text:p>0.5063805</text:p>
          </table:table-cell>
          <table:table-cell office:value-type="float" office:value="169.87" calcext:value-type="float">
            <text:p>169.87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5.62045" calcext:value-type="float">
            <text:p>5.62045</text:p>
          </table:table-cell>
        </table:table-row>
        <table:table-row table:style-name="ro1">
          <table:table-cell office:value-type="float" office:value="-1.192951" calcext:value-type="float">
            <text:p>-1.192951</text:p>
          </table:table-cell>
          <table:table-cell office:value-type="float" office:value="0.5063805" calcext:value-type="float">
            <text:p>0.5063805</text:p>
          </table:table-cell>
          <table:table-cell office:value-type="float" office:value="169.9" calcext:value-type="float">
            <text:p>169.9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5.62045" calcext:value-type="float">
            <text:p>5.62045</text:p>
          </table:table-cell>
        </table:table-row>
        <table:table-row table:style-name="ro1">
          <table:table-cell office:value-type="float" office:value="-1.305464" calcext:value-type="float">
            <text:p>-1.305464</text:p>
          </table:table-cell>
          <table:table-cell office:value-type="float" office:value="0.6864385" calcext:value-type="float">
            <text:p>0.6864385</text:p>
          </table:table-cell>
          <table:table-cell office:value-type="float" office:value="169.92" calcext:value-type="float">
            <text:p>169.9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3.826973" calcext:value-type="float">
            <text:p>3.826973</text:p>
          </table:table-cell>
        </table:table-row>
        <table:table-row table:style-name="ro1">
          <table:table-cell office:value-type="float" office:value="-1.305464" calcext:value-type="float">
            <text:p>-1.305464</text:p>
          </table:table-cell>
          <table:table-cell office:value-type="float" office:value="0.6864385" calcext:value-type="float">
            <text:p>0.6864385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8" calcext:value-type="float">
            <text:p>-81.96958</text:p>
          </table:table-cell>
          <table:table-cell office:value-type="float" office:value="0" calcext:value-type="float">
            <text:p>0</text:p>
          </table:table-cell>
          <table:table-cell office:value-type="float" office:value="3.826973" calcext:value-type="float">
            <text:p>3.826973</text:p>
          </table:table-cell>
        </table:table-row>
        <table:table-row table:style-name="ro1">
          <table:table-cell office:value-type="float" office:value="-2.048364" calcext:value-type="float">
            <text:p>-2.048364</text:p>
          </table:table-cell>
          <table:table-cell office:value-type="float" office:value="0.4725868" calcext:value-type="float">
            <text:p>0.4725868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7200576" calcext:value-type="float">
            <text:p>0.7200576</text:p>
          </table:table-cell>
        </table:table-row>
        <table:table-row table:style-name="ro1">
          <table:table-cell office:value-type="float" office:value="-1.935851" calcext:value-type="float">
            <text:p>-1.935851</text:p>
          </table:table-cell>
          <table:table-cell office:value-type="float" office:value="0.292529" calcext:value-type="float">
            <text:p>0.292529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2133504" calcext:value-type="float">
            <text:p>0.2133504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69.93" calcext:value-type="float">
            <text:p>169.93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133344" calcext:value-type="float">
            <text:p>0.133344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69.92" calcext:value-type="float">
            <text:p>169.92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133344" calcext:value-type="float">
            <text:p>0.133344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70.44" calcext:value-type="float">
            <text:p>170.44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70.55" calcext:value-type="float">
            <text:p>170.55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6672" calcext:value-type="float">
            <text:p>0.66672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52.59" calcext:value-type="float">
            <text:p>152.59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-1.598313" calcext:value-type="float">
            <text:p>-1.598313</text:p>
          </table:table-cell>
          <table:table-cell office:value-type="float" office:value="-0.2476453" calcext:value-type="float">
            <text:p>-0.2476453</text:p>
          </table:table-cell>
          <table:table-cell office:value-type="float" office:value="163.42" calcext:value-type="float">
            <text:p>163.42</text:p>
          </table:table-cell>
          <table:table-cell office:value-type="float" office:value="28.92469" calcext:value-type="float">
            <text:p>28.92469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0.6867216" calcext:value-type="float">
            <text:p>0.6867216</text:p>
          </table:table-cell>
        </table:table-row>
        <table:table-row table:style-name="ro1">
          <table:table-cell office:value-type="float" office:value="-1.710826" calcext:value-type="float">
            <text:p>-1.710826</text:p>
          </table:table-cell>
          <table:table-cell office:value-type="float" office:value="-0.06758726" calcext:value-type="float">
            <text:p>-0.06758726</text:p>
          </table:table-cell>
          <table:table-cell office:value-type="float" office:value="155.15" calcext:value-type="float">
            <text:p>155.15</text:p>
          </table:table-cell>
          <table:table-cell office:value-type="float" office:value="28.92468" calcext:value-type="float">
            <text:p>28.92468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4.767048" calcext:value-type="float">
            <text:p>4.767048</text:p>
          </table:table-cell>
        </table:table-row>
        <table:table-row table:style-name="ro1">
          <table:table-cell office:value-type="float" office:value="-2.903777" calcext:value-type="float">
            <text:p>-2.903777</text:p>
          </table:table-cell>
          <table:table-cell office:value-type="float" office:value="0.4387935" calcext:value-type="float">
            <text:p>0.4387935</text:p>
          </table:table-cell>
          <table:table-cell office:value-type="float" office:value="156.27" calcext:value-type="float">
            <text:p>156.27</text:p>
          </table:table-cell>
          <table:table-cell office:value-type="float" office:value="28.92467" calcext:value-type="float">
            <text:p>28.92467</text:p>
          </table:table-cell>
          <table:table-cell office:value-type="float" office:value="-81.96957" calcext:value-type="float">
            <text:p>-81.96957</text:p>
          </table:table-cell>
          <table:table-cell office:value-type="float" office:value="0" calcext:value-type="float">
            <text:p>0</text:p>
          </table:table-cell>
          <table:table-cell office:value-type="float" office:value="6.653866" calcext:value-type="float">
            <text:p>6.653866</text:p>
          </table:table-cell>
        </table:table-row>
        <table:table-row table:style-name="ro1">
          <table:table-cell office:value-type="float" office:value="-4.209241" calcext:value-type="float">
            <text:p>-4.209241</text:p>
          </table:table-cell>
          <table:table-cell office:value-type="float" office:value="1.125231" calcext:value-type="float">
            <text:p>1.125231</text:p>
          </table:table-cell>
          <table:table-cell office:value-type="float" office:value="-167.33" calcext:value-type="float">
            <text:p>-167.33</text:p>
          </table:table-cell>
          <table:table-cell office:value-type="float" office:value="28.92466" calcext:value-type="float">
            <text:p>28.92466</text:p>
          </table:table-cell>
          <table:table-cell office:value-type="float" office:value="-81.96956" calcext:value-type="float">
            <text:p>-81.96956</text:p>
          </table:table-cell>
          <table:table-cell office:value-type="float" office:value="0" calcext:value-type="float">
            <text:p>0</text:p>
          </table:table-cell>
          <table:table-cell office:value-type="float" office:value="7.467264" calcext:value-type="float">
            <text:p>7.467264</text:p>
          </table:table-cell>
        </table:table-row>
        <table:table-row table:style-name="ro1">
          <table:table-cell office:value-type="float" office:value="-4.209241" calcext:value-type="float">
            <text:p>-4.209241</text:p>
          </table:table-cell>
          <table:table-cell office:value-type="float" office:value="1.125231" calcext:value-type="float">
            <text:p>1.125231</text:p>
          </table:table-cell>
          <table:table-cell office:value-type="float" office:value="-157.99" calcext:value-type="float">
            <text:p>-157.99</text:p>
          </table:table-cell>
          <table:table-cell office:value-type="float" office:value="28.92466" calcext:value-type="float">
            <text:p>28.92466</text:p>
          </table:table-cell>
          <table:table-cell office:value-type="float" office:value="-81.96956" calcext:value-type="float">
            <text:p>-81.96956</text:p>
          </table:table-cell>
          <table:table-cell office:value-type="float" office:value="0" calcext:value-type="float">
            <text:p>0</text:p>
          </table:table-cell>
          <table:table-cell office:value-type="float" office:value="7.467264" calcext:value-type="float">
            <text:p>7.467264</text:p>
          </table:table-cell>
        </table:table-row>
        <table:table-row table:style-name="ro1">
          <table:table-cell office:value-type="float" office:value="-5.514705" calcext:value-type="float">
            <text:p>-5.514705</text:p>
          </table:table-cell>
          <table:table-cell office:value-type="float" office:value="1.81167" calcext:value-type="float">
            <text:p>1.81167</text:p>
          </table:table-cell>
          <table:table-cell office:value-type="float" office:value="-171.34" calcext:value-type="float">
            <text:p>-171.34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157.86" calcext:value-type="float">
            <text:p>157.86</text:p>
          </table:table-cell>
          <table:table-cell office:value-type="float" office:value="9.394085" calcext:value-type="float">
            <text:p>9.394085</text:p>
          </table:table-cell>
        </table:table-row>
        <table:table-row table:style-name="ro1">
          <table:table-cell office:value-type="float" office:value="-5.852243" calcext:value-type="float">
            <text:p>-5.852243</text:p>
          </table:table-cell>
          <table:table-cell office:value-type="float" office:value="2.351844" calcext:value-type="float">
            <text:p>2.351844</text:p>
          </table:table-cell>
          <table:table-cell office:value-type="float" office:value="-171.17" calcext:value-type="float">
            <text:p>-171.17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4.440355" calcext:value-type="float">
            <text:p>4.440355</text:p>
          </table:table-cell>
        </table:table-row>
        <table:table-row table:style-name="ro1">
          <table:table-cell office:value-type="float" office:value="-5.852243" calcext:value-type="float">
            <text:p>-5.852243</text:p>
          </table:table-cell>
          <table:table-cell office:value-type="float" office:value="2.351844" calcext:value-type="float">
            <text:p>2.351844</text:p>
          </table:table-cell>
          <table:table-cell office:value-type="float" office:value="-171.14" calcext:value-type="float">
            <text:p>-171.14</text:p>
          </table:table-cell>
          <table:table-cell office:value-type="float" office:value="28.92465" calcext:value-type="float">
            <text:p>28.92465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4.440355" calcext:value-type="float">
            <text:p>4.440355</text:p>
          </table:table-cell>
        </table:table-row>
        <table:table-row table:style-name="ro1">
          <table:table-cell office:value-type="float" office:value="-6.077268" calcext:value-type="float">
            <text:p>-6.077268</text:p>
          </table:table-cell>
          <table:table-cell office:value-type="float" office:value="2.71196" calcext:value-type="float">
            <text:p>2.71196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4933728" calcext:value-type="float">
            <text:p>0.4933728</text:p>
          </table:table-cell>
        </table:table-row>
        <table:table-row table:style-name="ro1">
          <table:table-cell office:value-type="float" office:value="-5.964756" calcext:value-type="float">
            <text:p>-5.964756</text:p>
          </table:table-cell>
          <table:table-cell office:value-type="float" office:value="2.531902" calcext:value-type="float">
            <text:p>2.531902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6733873" calcext:value-type="float">
            <text:p>0.6733873</text:p>
          </table:table-cell>
        </table:table-row>
        <table:table-row table:style-name="ro1">
          <table:table-cell office:value-type="float" office:value="-5.964756" calcext:value-type="float">
            <text:p>-5.964756</text:p>
          </table:table-cell>
          <table:table-cell office:value-type="float" office:value="2.531902" calcext:value-type="float">
            <text:p>2.531902</text:p>
          </table:table-cell>
          <table:table-cell office:value-type="float" office:value="-171.13" calcext:value-type="float">
            <text:p>-171.13</text:p>
          </table:table-cell>
          <table:table-cell office:value-type="float" office:value="28.92464" calcext:value-type="float">
            <text:p>28.92464</text:p>
          </table:table-cell>
          <table:table-cell office:value-type="float" office:value="-81.96955" calcext:value-type="float">
            <text:p>-81.96955</text:p>
          </table:table-cell>
          <table:table-cell office:value-type="float" office:value="0" calcext:value-type="float">
            <text:p>0</text:p>
          </table:table-cell>
          <table:table-cell office:value-type="float" office:value="0.6733873" calcext:value-type="float">
            <text:p>0.67338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10:06:31.238690976</meta:creation-date>
    <dc:date>2024-04-24T06:10:09.314647218</dc:date>
    <meta:editing-duration>PT11H38M5S</meta:editing-duration>
    <meta:editing-cycles>3</meta:editing-cycles>
    <meta:generator>LibreOffice/7.3.7.2$Linux_X86_64 LibreOffice_project/30$Build-2</meta:generator>
    <meta:document-statistic meta:table-count="2" meta:cell-count="101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14cm" xlink:href=".." xlink:type="simple" chart:class="chart:scatter" chart:style-name="ch1">
        <chart:title svg:x="5.628cm" svg:y="0.316cm" chart:style-name="ch2">
          <text:p>First trip around  Circle</text:p>
        </chart:title>
        <chart:legend chart:legend-position="end" svg:x="15.007cm" svg:y="4.208cm" style:legend-expansion="high" chart:style-name="ch3"/>
        <chart:plot-area chart:style-name="ch4" table:cell-range-address="circle.A2:circle.B79 circle.B1:circle.B1" chart:data-source-has-labels="row" svg:x="1.331cm" svg:y="1.275cm" svg:width="13.356cm" svg:height="6.578cm">
          <chart:coordinate-region svg:x="2.058cm" svg:y="1.474cm" svg:width="12.443cm" svg:height="6.18cm"/>
          <chart:axis chart:dimension="x" chart:name="primary-x" chart:style-name="ch5">
            <chart:title svg:x="7.846cm" svg:y="8.033cm" chart:style-name="ch6">
              <text:p>X</text:p>
            </chart:title>
          </chart:axis>
          <chart:axis chart:dimension="y" chart:name="primary-y" chart:style-name="ch7">
            <chart:title svg:x="0.451cm" svg:y="4.727cm" chart:style-name="ch8">
              <text:p>Y</text:p>
            </chart:title>
            <chart:grid chart:style-name="ch9" chart:class="major"/>
          </chart:axis>
          <chart:series chart:style-name="ch10" chart:values-cell-range-address="circle.B2:circle.B79" chart:label-cell-address="circle.B1:circle.B1" chart:class="chart:scatter">
            <chart:domain table:cell-range-address="circle.A2:circle.A79"/>
            <chart:data-point chart:repeated="7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circle.B1:circ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ircle.A2:circle.A79</svg:desc>
                </draw:g>
              </table:table-cell>
              <table:table-cell office:value-type="float" office:value="0">
                <text:p>0</text:p>
                <draw:g>
                  <svg:desc>circle.B2:circle.B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5127">
                <text:p>0.1125127</text:p>
              </table:table-cell>
              <table:table-cell office:value-type="float" office:value="-0.180058">
                <text:p>-0.180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429004">
                <text:p>0.7429004</text:p>
              </table:table-cell>
              <table:table-cell office:value-type="float" office:value="0.2138519">
                <text:p>0.2138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98313">
                <text:p>1.598313</text:p>
              </table:table-cell>
              <table:table-cell office:value-type="float" office:value="0.2476455">
                <text:p>0.2476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34165">
                <text:p>3.534165</text:p>
              </table:table-cell>
              <table:table-cell office:value-type="float" office:value="-0.04488316">
                <text:p>-0.04488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89578">
                <text:p>4.389578</text:p>
              </table:table-cell>
              <table:table-cell office:value-type="float" office:value="-0.0110893">
                <text:p>-0.0110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57606">
                <text:p>6.257606</text:p>
              </table:table-cell>
              <table:table-cell office:value-type="float" office:value="-1.597818">
                <text:p>-1.597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820169">
                <text:p>6.820169</text:p>
              </table:table-cell>
              <table:table-cell office:value-type="float" office:value="-2.498107">
                <text:p>-2.4981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70221">
                <text:p>7.270221</text:p>
              </table:table-cell>
              <table:table-cell office:value-type="float" office:value="-3.21834">
                <text:p>-3.21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057809">
                <text:p>8.057809</text:p>
              </table:table-cell>
              <table:table-cell office:value-type="float" office:value="-4.478747">
                <text:p>-4.4787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395348">
                <text:p>8.395348</text:p>
              </table:table-cell>
              <table:table-cell office:value-type="float" office:value="-5.01892">
                <text:p>-5.018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26337">
                <text:p>10.26337</text:p>
              </table:table-cell>
              <table:table-cell office:value-type="float" office:value="-6.60565">
                <text:p>-6.605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71342">
                <text:p>10.71342</text:p>
              </table:table-cell>
              <table:table-cell office:value-type="float" office:value="-7.325881">
                <text:p>-7.3258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68135">
                <text:p>11.68135</text:p>
              </table:table-cell>
              <table:table-cell office:value-type="float" office:value="-7.472146">
                <text:p>-7.472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54938">
                <text:p>13.54938</text:p>
              </table:table-cell>
              <table:table-cell office:value-type="float" office:value="-9.058873">
                <text:p>-9.0588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8692">
                <text:p>13.88692</text:p>
              </table:table-cell>
              <table:table-cell office:value-type="float" office:value="-9.599048">
                <text:p>-9.599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0489">
                <text:p>15.30489</text:p>
              </table:table-cell>
              <table:table-cell office:value-type="float" office:value="-10.46554">
                <text:p>-10.46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7282">
                <text:p>16.27282</text:p>
              </table:table-cell>
              <table:table-cell office:value-type="float" office:value="-10.61181">
                <text:p>-10.61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.12823">
                <text:p>17.12823</text:p>
              </table:table-cell>
              <table:table-cell office:value-type="float" office:value="-10.57801">
                <text:p>-10.57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8911">
                <text:p>19.28911</text:p>
              </table:table-cell>
              <table:table-cell office:value-type="float" office:value="-11.23066">
                <text:p>-11.230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14452">
                <text:p>20.14452</text:p>
              </table:table-cell>
              <table:table-cell office:value-type="float" office:value="-11.19687">
                <text:p>-11.19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.74283">
                <text:p>21.74283</text:p>
              </table:table-cell>
              <table:table-cell office:value-type="float" office:value="-10.94922">
                <text:p>-10.949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00361">
                <text:p>23.00361</text:p>
              </table:table-cell>
              <table:table-cell office:value-type="float" office:value="-10.1614">
                <text:p>-10.16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634">
                <text:p>23.634</text:p>
              </table:table-cell>
              <table:table-cell office:value-type="float" office:value="-9.767491">
                <text:p>-9.767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.89478">
                <text:p>24.89478</text:p>
              </table:table-cell>
              <table:table-cell office:value-type="float" office:value="-8.979668">
                <text:p>-8.979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41265">
                <text:p>25.41265</text:p>
              </table:table-cell>
              <table:table-cell office:value-type="float" office:value="-8.405702">
                <text:p>-8.40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74125">
                <text:p>26.74125</text:p>
              </table:table-cell>
              <table:table-cell office:value-type="float" office:value="-6.323681">
                <text:p>-6.3236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0341">
                <text:p>27.0341</text:p>
              </table:table-cell>
              <table:table-cell office:value-type="float" office:value="-5.389601">
                <text:p>-5.389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.43946">
                <text:p>27.43946</text:p>
              </table:table-cell>
              <table:table-cell office:value-type="float" office:value="-4.635571">
                <text:p>-4.635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.28226">
                <text:p>27.28226</text:p>
              </table:table-cell>
              <table:table-cell office:value-type="float" office:value="-2.981254">
                <text:p>-2.981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.23757">
                <text:p>27.23757</text:p>
              </table:table-cell>
              <table:table-cell office:value-type="float" office:value="-1.506999">
                <text:p>-1.506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.08037">
                <text:p>27.08037</text:p>
              </table:table-cell>
              <table:table-cell office:value-type="float" office:value="0.147319">
                <text:p>0.1473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.63032">
                <text:p>26.63032</text:p>
              </table:table-cell>
              <table:table-cell office:value-type="float" office:value="0.867552">
                <text:p>0.8675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.18027">
                <text:p>26.18027</text:p>
              </table:table-cell>
              <table:table-cell office:value-type="float" office:value="1.587782">
                <text:p>1.5877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.31224">
                <text:p>24.31224</text:p>
              </table:table-cell>
              <table:table-cell office:value-type="float" office:value="3.174511">
                <text:p>3.174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.9747">
                <text:p>23.9747</text:p>
              </table:table-cell>
              <table:table-cell office:value-type="float" office:value="3.714683">
                <text:p>3.7146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03885">
                <text:p>22.03885</text:p>
              </table:table-cell>
              <table:table-cell office:value-type="float" office:value="4.00721">
                <text:p>4.00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.70131">
                <text:p>21.70131</text:p>
              </table:table-cell>
              <table:table-cell office:value-type="float" office:value="4.547385">
                <text:p>4.547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99049">
                <text:p>19.99049</text:p>
              </table:table-cell>
              <table:table-cell office:value-type="float" office:value="4.479802">
                <text:p>4.479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50469">
                <text:p>18.50469</text:p>
              </table:table-cell>
              <table:table-cell office:value-type="float" office:value="4.052095">
                <text:p>4.052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76179">
                <text:p>17.76179</text:p>
              </table:table-cell>
              <table:table-cell office:value-type="float" office:value="3.838245">
                <text:p>3.838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12772">
                <text:p>15.12772</text:p>
              </table:table-cell>
              <table:table-cell office:value-type="float" office:value="2.442663">
                <text:p>2.442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38482">
                <text:p>14.38482</text:p>
              </table:table-cell>
              <table:table-cell office:value-type="float" office:value="2.22881">
                <text:p>2.228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75443">
                <text:p>13.75443</text:p>
              </table:table-cell>
              <table:table-cell office:value-type="float" office:value="1.834901">
                <text:p>1.8349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26863">
                <text:p>12.26863</text:p>
              </table:table-cell>
              <table:table-cell office:value-type="float" office:value="1.407196">
                <text:p>1.407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15245">
                <text:p>10.15245</text:p>
              </table:table-cell>
              <table:table-cell office:value-type="float" office:value="0.5855843">
                <text:p>0.5855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554131">
                <text:p>8.554131</text:p>
              </table:table-cell>
              <table:table-cell office:value-type="float" office:value="0.3379375">
                <text:p>0.3379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.441619">
                <text:p>8.441619</text:p>
              </table:table-cell>
              <table:table-cell office:value-type="float" office:value="0.5179955">
                <text:p>0.51799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86206">
                <text:p>7.586206</text:p>
              </table:table-cell>
              <table:table-cell office:value-type="float" office:value="0.4842028">
                <text:p>0.4842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907454">
                <text:p>4.907454</text:p>
              </table:table-cell>
              <table:table-cell office:value-type="float" office:value="0.5628785">
                <text:p>0.562878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569915">
                <text:p>4.569915</text:p>
              </table:table-cell>
              <table:table-cell office:value-type="float" office:value="1.103053">
                <text:p>1.1030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34063">
                <text:p>2.634063</text:p>
              </table:table-cell>
              <table:table-cell office:value-type="float" office:value="1.395581">
                <text:p>1.3955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7865">
                <text:p>1.77865</text:p>
              </table:table-cell>
              <table:table-cell office:value-type="float" office:value="1.361788">
                <text:p>1.361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107242">
                <text:p>0.8107242</text:p>
              </table:table-cell>
              <table:table-cell office:value-type="float" office:value="1.508052">
                <text:p>1.508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scatter" chart:style-name="ch1">
        <chart:title svg:x="6.991cm" svg:y="0.316cm" chart:style-name="ch2">
          <text:p>Driveway</text:p>
        </chart:title>
        <chart:legend chart:legend-position="end" svg:x="13.308cm" svg:y="4.207cm" style:legend-expansion="high" chart:style-name="ch3"/>
        <chart:plot-area chart:style-name="ch4" table:cell-range-address="Driveway.A2:Driveway.B66 Driveway.B1:Driveway.B1" chart:data-source-has-labels="row" svg:x="1.331cm" svg:y="1.275cm" svg:width="11.657cm" svg:height="6.577cm">
          <chart:coordinate-region svg:x="1.477cm" svg:y="1.474cm" svg:width="11.324cm" svg:height="6.179cm"/>
          <chart:axis chart:dimension="x" chart:name="primary-x" chart:style-name="ch5">
            <chart:title svg:x="6.996cm" svg:y="8.032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4.726cm" chart:style-name="ch9">
              <text:p>Y</text:p>
            </chart:title>
            <chart:grid chart:style-name="ch7" chart:class="major"/>
          </chart:axis>
          <chart:series chart:style-name="ch10" chart:values-cell-range-address="Driveway.B2:Driveway.B66" chart:label-cell-address="Driveway.B1:Driveway.B1" chart:class="chart:scatter">
            <chart:domain table:cell-range-address="Driveway.A2:Driveway.A66"/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riveway</text:p>
                <draw:g>
                  <svg:desc>Driveway.B1:Driveway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riveway.A2:Driveway.A66</svg:desc>
                </draw:g>
              </table:table-cell>
              <table:table-cell office:value-type="float" office:value="0">
                <text:p>0</text:p>
                <draw:g>
                  <svg:desc>Driveway.B2:Driveway.B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25127">
                <text:p>-0.1125127</text:p>
              </table:table-cell>
              <table:table-cell office:value-type="float" office:value="0.1800581">
                <text:p>0.1800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575">
                <text:p>1.03575</text:p>
              </table:table-cell>
              <table:table-cell office:value-type="float" office:value="1.147935">
                <text:p>1.14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3237">
                <text:p>0.923237</text:p>
              </table:table-cell>
              <table:table-cell office:value-type="float" office:value="1.327994">
                <text:p>1.327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3237">
                <text:p>0.923237</text:p>
              </table:table-cell>
              <table:table-cell office:value-type="float" office:value="1.327994">
                <text:p>1.327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41113">
                <text:p>1.441113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41113">
                <text:p>1.441113</text:p>
              </table:table-cell>
              <table:table-cell office:value-type="float" office:value="1.901961">
                <text:p>1.901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715">
                <text:p>2.0715</text:p>
              </table:table-cell>
              <table:table-cell office:value-type="float" office:value="2.295871">
                <text:p>2.295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8988">
                <text:p>1.958988</text:p>
              </table:table-cell>
              <table:table-cell office:value-type="float" office:value="2.475929">
                <text:p>2.475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58988">
                <text:p>1.958988</text:p>
              </table:table-cell>
              <table:table-cell office:value-type="float" office:value="2.475929">
                <text:p>2.4759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33961">
                <text:p>1.733961</text:p>
              </table:table-cell>
              <table:table-cell office:value-type="float" office:value="2.836045">
                <text:p>2.8360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51837">
                <text:p>2.251837</text:p>
              </table:table-cell>
              <table:table-cell office:value-type="float" office:value="3.410013">
                <text:p>3.41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01887">
                <text:p>2.701887</text:p>
              </table:table-cell>
              <table:table-cell office:value-type="float" office:value="2.689781">
                <text:p>2.689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32376">
                <text:p>4.232376</text:p>
              </table:table-cell>
              <table:table-cell office:value-type="float" office:value="1.643226">
                <text:p>1.6432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32376">
                <text:p>4.232376</text:p>
              </table:table-cell>
              <table:table-cell office:value-type="float" office:value="1.643226">
                <text:p>1.6432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77065">
                <text:p>4.277065</text:p>
              </table:table-cell>
              <table:table-cell office:value-type="float" office:value="0.1689687">
                <text:p>0.1689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277065">
                <text:p>4.277065</text:p>
              </table:table-cell>
              <table:table-cell office:value-type="float" office:value="0.1689687">
                <text:p>0.1689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27116">
                <text:p>4.727116</text:p>
              </table:table-cell>
              <table:table-cell office:value-type="float" office:value="-0.5512634">
                <text:p>-0.55126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73973">
                <text:p>5.73973</text:p>
              </table:table-cell>
              <table:table-cell office:value-type="float" office:value="-2.171786">
                <text:p>-2.1717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720271">
                <text:p>7.720271</text:p>
              </table:table-cell>
              <table:table-cell office:value-type="float" office:value="-3.938572">
                <text:p>-3.938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350657">
                <text:p>8.350657</text:p>
              </table:table-cell>
              <table:table-cell office:value-type="float" office:value="-3.544664">
                <text:p>-3.544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350657">
                <text:p>8.350657</text:p>
              </table:table-cell>
              <table:table-cell office:value-type="float" office:value="-3.544664">
                <text:p>-3.544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643507">
                <text:p>8.643507</text:p>
              </table:table-cell>
              <table:table-cell office:value-type="float" office:value="-2.610579">
                <text:p>-2.610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643507">
                <text:p>8.643507</text:p>
              </table:table-cell>
              <table:table-cell office:value-type="float" office:value="-2.610579">
                <text:p>-2.610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193456">
                <text:p>8.193456</text:p>
              </table:table-cell>
              <table:table-cell office:value-type="float" office:value="-1.890346">
                <text:p>-1.890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698718">
                <text:p>7.698718</text:p>
              </table:table-cell>
              <table:table-cell office:value-type="float" office:value="0.3041437">
                <text:p>0.304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93253">
                <text:p>6.393253</text:p>
              </table:table-cell>
              <table:table-cell office:value-type="float" office:value="0.9905819">
                <text:p>0.990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3784">
                <text:p>5.53784</text:p>
              </table:table-cell>
              <table:table-cell office:value-type="float" office:value="0.9567874">
                <text:p>0.95678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53784">
                <text:p>5.53784</text:p>
              </table:table-cell>
              <table:table-cell office:value-type="float" office:value="0.9567874">
                <text:p>0.95678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682427">
                <text:p>4.682427</text:p>
              </table:table-cell>
              <table:table-cell office:value-type="float" office:value="0.9229948">
                <text:p>0.9229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682427">
                <text:p>4.682427</text:p>
              </table:table-cell>
              <table:table-cell office:value-type="float" office:value="0.9229948">
                <text:p>0.92299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96626">
                <text:p>3.196626</text:p>
              </table:table-cell>
              <table:table-cell office:value-type="float" office:value="0.4952909">
                <text:p>0.4952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85801">
                <text:p>1.485801</text:p>
              </table:table-cell>
              <table:table-cell office:value-type="float" office:value="0.4277033">
                <text:p>0.42770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17875">
                <text:p>0.517875</text:p>
              </table:table-cell>
              <table:table-cell office:value-type="float" office:value="0.5739677">
                <text:p>0.5739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375381">
                <text:p>-0.3375381</text:p>
              </table:table-cell>
              <table:table-cell office:value-type="float" office:value="0.5401742">
                <text:p>0.54017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375381">
                <text:p>-0.3375381</text:p>
              </table:table-cell>
              <table:table-cell office:value-type="float" office:value="0.5401742">
                <text:p>0.54017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92951">
                <text:p>-1.192951</text:p>
              </table:table-cell>
              <table:table-cell office:value-type="float" office:value="0.5063805">
                <text:p>0.5063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192951">
                <text:p>-1.192951</text:p>
              </table:table-cell>
              <table:table-cell office:value-type="float" office:value="0.5063805">
                <text:p>0.50638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305464">
                <text:p>-1.305464</text:p>
              </table:table-cell>
              <table:table-cell office:value-type="float" office:value="0.6864385">
                <text:p>0.6864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305464">
                <text:p>-1.305464</text:p>
              </table:table-cell>
              <table:table-cell office:value-type="float" office:value="0.6864385">
                <text:p>0.6864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2.048364">
                <text:p>-2.048364</text:p>
              </table:table-cell>
              <table:table-cell office:value-type="float" office:value="0.4725868">
                <text:p>0.47258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935851">
                <text:p>-1.935851</text:p>
              </table:table-cell>
              <table:table-cell office:value-type="float" office:value="0.292529">
                <text:p>0.2925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598313">
                <text:p>-1.598313</text:p>
              </table:table-cell>
              <table:table-cell office:value-type="float" office:value="-0.2476453">
                <text:p>-0.24764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710826">
                <text:p>-1.710826</text:p>
              </table:table-cell>
              <table:table-cell office:value-type="float" office:value="-0.06758726">
                <text:p>-0.067587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.903777">
                <text:p>-2.903777</text:p>
              </table:table-cell>
              <table:table-cell office:value-type="float" office:value="0.4387935">
                <text:p>0.43879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09241">
                <text:p>-4.209241</text:p>
              </table:table-cell>
              <table:table-cell office:value-type="float" office:value="1.125231">
                <text:p>1.1252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4.209241">
                <text:p>-4.209241</text:p>
              </table:table-cell>
              <table:table-cell office:value-type="float" office:value="1.125231">
                <text:p>1.125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5.514705">
                <text:p>-5.514705</text:p>
              </table:table-cell>
              <table:table-cell office:value-type="float" office:value="1.81167">
                <text:p>1.81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5.852243">
                <text:p>-5.852243</text:p>
              </table:table-cell>
              <table:table-cell office:value-type="float" office:value="2.351844">
                <text:p>2.3518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.852243">
                <text:p>-5.852243</text:p>
              </table:table-cell>
              <table:table-cell office:value-type="float" office:value="2.351844">
                <text:p>2.3518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6.077268">
                <text:p>-6.077268</text:p>
              </table:table-cell>
              <table:table-cell office:value-type="float" office:value="2.71196">
                <text:p>2.71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64756">
                <text:p>-5.964756</text:p>
              </table:table-cell>
              <table:table-cell office:value-type="float" office:value="2.531902">
                <text:p>2.5319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5.964756">
                <text:p>-5.964756</text:p>
              </table:table-cell>
              <table:table-cell office:value-type="float" office:value="2.531902">
                <text:p>2.5319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